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6000001791B0C5DAC21F7803B.png" manifest:media-type="image/png"/>
  <manifest:file-entry manifest:full-path="Pictures/10000000000002400000018035E810396475921B.pdf" manifest:media-type="application/pdf"/>
  <manifest:file-entry manifest:full-path="Pictures/1001637A0000467D000027FF601EE98C613D8620.svg" manifest:media-type="image/svg+xml"/>
  <manifest:file-entry manifest:full-path="Pictures/10000000000002400000018066F47B22ACD899D6.png" manifest:media-type="image/png"/>
  <manifest:file-entry manifest:full-path="Pictures/10000201000002F1000001ABD918E2789A915EC4.png" manifest:media-type="image/png"/>
  <manifest:file-entry manifest:full-path="Pictures/100028780000277B0000233E4309C628FBD52121.svg" manifest:media-type="image/svg+xml"/>
  <manifest:file-entry manifest:full-path="Pictures/10014EA900006C010000259F0B8F8083F31F35E7.svg" manifest:media-type="image/svg+xml"/>
  <manifest:file-entry manifest:full-path="Pictures/100002010000048200000192AE82559F1F0881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style:font-name="Liberation Sans1"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style:style style:name="T3" style:family="text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Liberation Sans1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94cm" svg:height="9.5cm" svg:x="30.505cm" svg:y="16.51cm">
          <draw:image xlink:href="Pictures/10000000000002400000018035E810396475921B.pdf" xlink:type="simple" xlink:show="embed" xlink:actuate="onLoad">
            <text:p/>
          </draw:image>
          <draw:image xlink:href="Pictures/10000000000002400000018066F47B22ACD899D6.png" xlink:type="simple" xlink:show="embed" xlink:actuate="onLoad"/>
        </draw:frame>
        <draw:frame draw:style-name="gr1" draw:text-style-name="P1" draw:layer="layout" svg:width="18.51cm" svg:height="10.807cm" svg:x="11.985cm" svg:y="15.92cm">
          <draw:image xlink:href="Pictures/1001637A0000467D000027FF601EE98C613D8620.svg" xlink:type="simple" xlink:show="embed" xlink:actuate="onLoad">
            <text:p/>
          </draw:image>
          <draw:image xlink:href="Pictures/10000201000002F1000001ABD918E2789A915EC4.png" xlink:type="simple" xlink:show="embed" xlink:actuate="onLoad"/>
        </draw:frame>
        <draw:frame draw:style-name="gr1" draw:text-style-name="P1" draw:layer="layout" svg:width="43.203cm" svg:height="15.457cm" svg:x="0cm" svg:y="0cm">
          <draw:image xlink:href="Pictures/10014EA900006C010000259F0B8F8083F31F35E7.svg" xlink:type="simple" xlink:show="embed" xlink:actuate="onLoad">
            <text:p/>
          </draw:image>
          <draw:image xlink:href="Pictures/100002010000048200000192AE82559F1F0881A6.png" xlink:type="simple" xlink:show="embed" xlink:actuate="onLoad"/>
        </draw:frame>
        <draw:frame draw:style-name="gr1" draw:text-style-name="P1" draw:layer="layout" svg:width="11.79cm" svg:height="10.811cm" svg:x="0cm" svg:y="15.453cm">
          <draw:image xlink:href="Pictures/100028780000277B0000233E4309C628FBD52121.svg" xlink:type="simple" xlink:show="embed" xlink:actuate="onLoad">
            <text:p/>
          </draw:image>
          <draw:image xlink:href="Pictures/10000201000001A6000001791B0C5DAC21F7803B.png" xlink:type="simple" xlink:show="embed" xlink:actuate="onLoad"/>
        </draw:frame>
        <draw:frame draw:style-name="gr2" draw:text-style-name="P2" draw:layer="layout" svg:width="1.731cm" svg:height="1.505cm" svg:x="-0.266cm" svg:y="0cm">
          <draw:text-box>
            <text:p><text:span text:style-name="T1">(a)</text:span></text:p>
          </draw:text-box>
        </draw:frame>
        <draw:frame draw:style-name="gr3" draw:text-style-name="P2" draw:layer="layout" svg:width="1.864cm" svg:height="1.642cm" svg:x="-0.266cm" svg:y="14.636cm">
          <draw:text-box>
            <text:p><text:span text:style-name="T1">(b)</text:span></text:p>
          </draw:text-box>
        </draw:frame>
        <draw:frame draw:style-name="gr3" draw:text-style-name="P2" draw:layer="layout" svg:width="1.864cm" svg:height="1.642cm" svg:x="12.328cm" svg:y="14.636cm">
          <draw:text-box>
            <text:p><text:span text:style-name="T1">(c)</text:span></text:p>
          </draw:text-box>
        </draw:frame>
        <draw:frame draw:style-name="gr3" draw:text-style-name="P2" draw:layer="layout" svg:width="1.864cm" svg:height="1.642cm" svg:x="30.761cm" svg:y="14.636cm">
          <draw:text-box>
            <text:p><text:span text:style-name="T1">(d)</text:span></text:p>
          </draw:text-box>
        </draw:frame>
        <draw:frame draw:style-name="gr4" draw:text-style-name="P3" draw:layer="layout" svg:width="9.017cm" svg:height="1.038cm" svg:x="6.985cm" svg:y="3.354cm">
          <draw:text-box>
            <text:p><text:span text:style-name="T2">(</text:span><text:span text:style-name="T3">Shewanella</text:span><text:span text:style-name="T4"> features</text:span><text:span text:style-name="T2">)</text:span></text:p>
          </draw:text-box>
        </draw:frame>
        <draw:frame draw:style-name="gr5" draw:text-style-name="P3" draw:layer="layout" svg:width="10.629cm" svg:height="1.825cm" svg:x="7.686cm" svg:y="4.115cm">
          <draw:text-box>
            <text:p><text:span text:style-name="T2">(</text:span><text:span text:style-name="T3">Synechococcales</text:span><text:span text:style-name="T2"> featur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09T18:26:00.061377321</dc:date>
    <meta:editing-duration>PT17M27S</meta:editing-duration>
    <meta:editing-cycles>8</meta:editing-cycles>
    <meta:generator>LibreOffice/6.0.7.3$Linux_X86_64 LibreOffice_project/00m0$Build-3</meta:generator>
    <meta:document-statistic meta:object-count="10"/>
  </office:meta>
</office:document-meta>
</file>